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1.09pt"/>
    </style:style>
    <style:style style:name="co2" style:family="table-column">
      <style:table-column-properties fo:break-before="auto" style:column-width="267.65pt"/>
    </style:style>
    <style:style style:name="co3" style:family="table-column">
      <style:table-column-properties fo:break-before="auto" style:column-width="141.05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39.46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285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hyphenate="true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8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PHOTO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ветодиодная лампа Economka LED A60 10W</text:p>
          </table:table-cell>
          <table:table-cell office:value-type="string" calcext:value-type="string">
            <text:p>Описание 111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<text:a xlink:href="https://i2.rozetka.ua/goods/3620625/economka_4820172680833_images_3620625439.jpg" xlink:type="simple">https://i2.rozetka.ua/goods/3620625/economka_4820172680833_images_3620625439.jpg</text:a>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Светодиодная лента Lumex SMD 3528</text:p>
          </table:table-cell>
          <table:table-cell office:value-type="string" calcext:value-type="string">
            <text:p>Описание 2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i1.rozetka.ua/goods/3551202/35069807_images_3551202927.jpg" xlink:type="simple">https://i1.rozetka.ua/goods/3551202/35069807_images_3551202927.jpg</text:a>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Светодиодная лента Venom SMD 2835</text:p>
          </table:table-cell>
          <table:table-cell office:value-type="string" calcext:value-type="string">
            <text:p>Описание 3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, 5</text:p>
          </table:table-cell>
          <table:table-cell office:value-type="string" calcext:value-type="string">
            <text:p><text:a xlink:href="https://i2.rozetka.ua/goods/4021455/27205081_images_4021455608.jpg" xlink:type="simple">https://i2.rozetka.ua/goods/4021455/27205081_images_4021455608.jpg</text:a>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1:59:06.923713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1:25:30.818442690</meta:creation-date>
    <dc:date>2018-06-13T12:00:37.108732848</dc:date>
    <meta:editing-duration>PT7M22S</meta:editing-duration>
    <meta:editing-cycles>2</meta:editing-cycles>
    <meta:generator>LibreOffice/5.1.6.2$Linux_X86_64 LibreOffice_project/10m0$Build-2</meta:generator>
    <meta:document-statistic meta:table-count="1" meta:cell-count="28" meta:object-count="0"/>
  </office:meta>
</office:document-meta>
</file>